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13" table:default-cell-style-name="Default"/>
        <table:table-column table:style-name="co2" table:number-columns-repeated="1011" table:default-cell-style-name="Default"/>
        <table:table-row table:style-name="ro1">
          <table:table-cell table:style-name="ce1" office:value-type="string" calcext:value-type="string">
            <text:p>Timestamp</text:p>
          </table:table-cell>
          <table:table-cell table:style-name="ce1" office:value-type="string" calcext:value-type="string">
            <text:p>Email Address</text:p>
          </table:table-cell>
          <table:table-cell table:style-name="ce1" office:value-type="string" calcext:value-type="string">
            <text:p>Nombres y apellidos</text:p>
          </table:table-cell>
          <table:table-cell table:style-name="ce1" office:value-type="string" calcext:value-type="string">
            <text:p>Qué versión del curso de Ingeniería de software cursó</text:p>
          </table:table-cell>
          <table:table-cell table:style-name="ce1" office:value-type="string" calcext:value-type="string">
            <text:p>Las competencias adquiridas en el curso de ingeniería de software II respecto a temas de arquitectura y diseño de software, me permitieron incursionar en el mundo del desarrollo de software de manera satisfactoria.</text:p>
          </table:table-cell>
          <table:table-cell table:style-name="ce1" office:value-type="string" calcext:value-type="string">
            <text:p>Cuántos semestres pasaron después de haber visto la asignatura de ingeniería de software II y haber conseguido su primer trabajo en la industria de software (cuenta como freelancer, o un desarrollo para alguna empresa):</text:p>
          </table:table-cell>
          <table:table-cell table:style-name="ce1" office:value-type="string" calcext:value-type="string">
            <text:p>Observaciones o comentarios:</text:p>
          </table:table-cell>
          <table:table-cell table:number-columns-repeated="1017"/>
        </table:table-row>
        <table:table-row table:style-name="ro1">
          <table:table-cell table:style-name="ce2" office:value-type="date" office:date-value="2022-09-27T15:48:06.284" calcext:value-type="date">
            <text:p>9/27/2022 15:48:06</text:p>
          </table:table-cell>
          <table:table-cell table:style-name="ce3" office:value-type="string" calcext:value-type="string">
            <text:p>luisarroyo@unicauca.edu.co</text:p>
          </table:table-cell>
          <table:table-cell table:style-name="ce3" office:value-type="string" calcext:value-type="string">
            <text:p>Luis Manuel Arroyo </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string" calcext:value-type="string">
            <text:p>Excelente materia, excelentes profesores. </text:p>
          </table:table-cell>
          <table:table-cell table:number-columns-repeated="1017"/>
        </table:table-row>
        <table:table-row table:style-name="ro1" table:visibility="collapse">
          <table:table-cell table:style-name="ce2" office:value-type="date" office:date-value="2022-09-27T17:05:27.877" calcext:value-type="date">
            <text:p>9/27/2022 17:05:28</text:p>
          </table:table-cell>
          <table:table-cell table:style-name="ce3" office:value-type="string" calcext:value-type="string">
            <text:p>jesusadrada@unicauca.edu.co</text:p>
          </table:table-cell>
          <table:table-cell table:style-name="ce3" office:value-type="string" calcext:value-type="string">
            <text:p>Jesús Edwin Adrada Ruiz</text:p>
          </table:table-cell>
          <table:table-cell table:style-name="ce3" office:value-type="string" calcext:value-type="string">
            <text:p>Antes de la modificación de la asignatura de 2021.1</text:p>
          </table:table-cell>
          <table:table-cell table:style-name="ce3" office:value-type="float" office:value="3" calcext:value-type="float">
            <text:p>3</text:p>
          </table:table-cell>
          <table:table-cell table:style-name="ce3" office:value-type="string" calcext:value-type="string">
            <text:p>Aun no consigo un primer trabajo</text:p>
          </table:table-cell>
          <table:table-cell table:number-columns-repeated="1018"/>
        </table:table-row>
        <table:table-row table:style-name="ro1">
          <table:table-cell table:style-name="ce2" office:value-type="date" office:date-value="2022-09-27T20:07:19.755" calcext:value-type="date">
            <text:p>9/27/2022 20:07:20</text:p>
          </table:table-cell>
          <table:table-cell table:style-name="ce3" office:value-type="string" calcext:value-type="string">
            <text:p>brabadi@unicauca.edu.co</text:p>
          </table:table-cell>
          <table:table-cell table:style-name="ce3" office:value-type="string" calcext:value-type="string">
            <text:p>Braian Alexis Bastidas Diaz</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style-name="ce3" office:value-type="string" calcext:value-type="string">
            <text:p>Se vieron temas muy interesantes, los cuales me han ayudado en otras asignaturas de mi carrera.</text:p>
          </table:table-cell>
          <table:table-cell table:number-columns-repeated="1017"/>
        </table:table-row>
        <table:table-row table:style-name="ro1">
          <table:table-cell table:style-name="ce2" office:value-type="date" office:date-value="2022-09-27T21:22:24.034" calcext:value-type="date">
            <text:p>9/27/2022 21:22:24</text:p>
          </table:table-cell>
          <table:table-cell table:style-name="ce3" office:value-type="string" calcext:value-type="string">
            <text:p>joiroce@unicauca.edu.co</text:p>
          </table:table-cell>
          <table:table-cell table:style-name="ce3" office:value-type="string" calcext:value-type="string">
            <text:p><text:s/>Carlos Hoyos J.</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09-28T10:18:30.366" calcext:value-type="date">
            <text:p>9/28/2022 10:18:30</text:p>
          </table:table-cell>
          <table:table-cell table:style-name="ce3" office:value-type="string" calcext:value-type="string">
            <text:p>carlosorozco@unicauca.edu.co</text:p>
          </table:table-cell>
          <table:table-cell table:style-name="ce3" office:value-type="string" calcext:value-type="string">
            <text:p>Carlos Eduardo Orozco</text:p>
          </table:table-cell>
          <table:table-cell table:style-name="ce3" office:value-type="string" calcext:value-type="string">
            <text:p>Antes de la modificación de la asignatura de 202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string" calcext:value-type="string">
            <text:p>Considero que la aproximación que se menciona es adecuada y provee bases mas solidas para que los estudiantes lleguen a la industria con un mayor dominio sobre las arquitecturas que se trabajan en los proyectos fuera de la academia. </text:p>
            <text:p/>
            <text:p>Mis únicas tres sugerencias podrían ser que:</text:p>
            <text:p/>
            <text:p>- El literal 5 se aborde como electiva o énfasis, esos temas de pronto se salen del core y   podrían abordarse mas a detalle en cursos complementarios</text:p>
            <text:p/>
            <text:p>- Se deberían plantear sesiones con expertos que ya han trabajado con proyectos de diferentes características que puedan dar una perspectiva a los estudiantes sobre por qué es importante que conozcan y entiendan lo que se presenta en el curso.</text:p>
            <text:p/>
            <text:p>- Si bien presentar aspectos generales y transversales de arquitectura es la aproximación mas adecuada para que los estudiantes tengan un conocimiento general en esta temática, se podrían dar algunas sesiones enfocadas a las arquitecturas que al día de hoy se están utilizando con mas fuerza, así como presentar a los estudiantes el panorama futuro; para esto se pueden apoyar mucho en los reportes de InfoQ https://www.infoq.com/articles/architecture-trends-2022/ </text:p>
          </table:table-cell>
          <table:table-cell table:number-columns-repeated="1017"/>
        </table:table-row>
        <table:table-row table:style-name="ro1" table:visibility="collapse">
          <table:table-cell table:style-name="ce2" office:value-type="date" office:date-value="2022-09-28T15:06:29.612" calcext:value-type="date">
            <text:p>9/28/2022 15:06:30</text:p>
          </table:table-cell>
          <table:table-cell table:style-name="ce3" office:value-type="string" calcext:value-type="string">
            <text:p>vsandres@unicauca.edu.co</text:p>
          </table:table-cell>
          <table:table-cell table:style-name="ce3" office:value-type="string" calcext:value-type="string">
            <text:p>Andrés Felipe Vidal Sánchez</text:p>
          </table:table-cell>
          <table:table-cell table:style-name="ce3" office:value-type="string" calcext:value-type="string">
            <text:p>Antes de la modificación de la asignatura de 202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Estoy en el lado operacional de la empresa en que me encuentro y considero que un punto importante que se debería tratar tanto en las ingeniería de software como en proyectos es el trabajo en equipo, la comunicación y entre otras power skills. Con respecto al aspecto técnico, el uso de frameworks, entender la funcionalidad de algunos patrones, versionado (git, github) y entre otras tecnologías del mercado actual ha facilitado la incursión en el mercado labor... aunque esto puedo mejorar si se pudieran estudiar casos reales de la aplicación de estas metodologías y técnicas. <text:s/></text:p>
          </table:table-cell>
          <table:table-cell table:number-columns-repeated="1017"/>
        </table:table-row>
        <table:table-row table:style-name="ro1" table:visibility="collapse">
          <table:table-cell table:style-name="ce2" office:value-type="date" office:date-value="2022-09-29T11:05:48.803" calcext:value-type="date">
            <text:p>9/29/2022 11:05:49</text:p>
          </table:table-cell>
          <table:table-cell table:style-name="ce3" office:value-type="string" calcext:value-type="string">
            <text:p>mtenorio@unicauca.edu.co</text:p>
          </table:table-cell>
          <table:table-cell table:style-name="ce3" office:value-type="string" calcext:value-type="string">
            <text:p>Marilyn Tenorio Melenje</text:p>
          </table:table-cell>
          <table:table-cell table:style-name="ce3" office:value-type="string" calcext:value-type="string">
            <text:p>Antes de la modificación de la asignatura de 2021.1</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1018"/>
        </table:table-row>
        <table:table-row table:style-name="ro1" table:visibility="collapse">
          <table:table-cell table:style-name="ce2" office:value-type="date" office:date-value="2022-09-29T11:21:36.924" calcext:value-type="date">
            <text:p>9/29/2022 11:21:37</text:p>
          </table:table-cell>
          <table:table-cell table:style-name="ce3" office:value-type="string" calcext:value-type="string">
            <text:p>karenreyes@unicauca.edu.co</text:p>
          </table:table-cell>
          <table:table-cell table:style-name="ce3" office:value-type="string" calcext:value-type="string">
            <text:p>Karen reyes</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1018"/>
        </table:table-row>
        <table:table-row table:style-name="ro1" table:visibility="collapse">
          <table:table-cell table:style-name="ce2" office:value-type="date" office:date-value="2022-09-29T11:21:50.052" calcext:value-type="date">
            <text:p>9/29/2022 11:21:50</text:p>
          </table:table-cell>
          <table:table-cell table:style-name="ce3" office:value-type="string" calcext:value-type="string">
            <text:p>luismellizof@gmail.com</text:p>
          </table:table-cell>
          <table:table-cell table:style-name="ce3" office:value-type="string" calcext:value-type="string">
            <text:p>Luis Miguel Mellizo Fernández </text:p>
          </table:table-cell>
          <table:table-cell table:style-name="ce3" office:value-type="string" calcext:value-type="string">
            <text:p>Antes de la modificación de la asignatura de 2021.1</text:p>
          </table:table-cell>
          <table:table-cell table:number-columns-repeated="2" table:style-name="ce3" office:value-type="float" office:value="4" calcext:value-type="float">
            <text:p>4</text:p>
          </table:table-cell>
          <table:table-cell table:number-columns-repeated="1018"/>
        </table:table-row>
        <table:table-row table:style-name="ro1" table:visibility="collapse">
          <table:table-cell table:style-name="ce2" office:value-type="date" office:date-value="2022-09-29T11:23:55.337" calcext:value-type="date">
            <text:p>9/29/2022 11:23:55</text:p>
          </table:table-cell>
          <table:table-cell table:style-name="ce3" office:value-type="string" calcext:value-type="string">
            <text:p>miguelmorcillo@unicauca.edu.co</text:p>
          </table:table-cell>
          <table:table-cell table:style-name="ce3" office:value-type="string" calcext:value-type="string">
            <text:p>Miguel Morcillo</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1018"/>
        </table:table-row>
        <table:table-row table:style-name="ro1" table:visibility="collapse">
          <table:table-cell table:style-name="ce2" office:value-type="date" office:date-value="2022-09-29T11:28:19.864" calcext:value-type="date">
            <text:p>9/29/2022 11:28:20</text:p>
          </table:table-cell>
          <table:table-cell table:style-name="ce3" office:value-type="string" calcext:value-type="string">
            <text:p>joselopezo@unicauca.edu.co</text:p>
          </table:table-cell>
          <table:table-cell table:style-name="ce3" office:value-type="string" calcext:value-type="string">
            <text:p>José López Ortiz </text:p>
          </table:table-cell>
          <table:table-cell table:style-name="ce3" office:value-type="string" calcext:value-type="string">
            <text:p>Antes de la modificación de la asignatura de 2021.1</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1018"/>
        </table:table-row>
        <table:table-row table:style-name="ro1" table:visibility="collapse">
          <table:table-cell table:style-name="ce2" office:value-type="date" office:date-value="2022-09-29T11:45:42.344" calcext:value-type="date">
            <text:p>9/29/2022 11:45:42</text:p>
          </table:table-cell>
          <table:table-cell table:style-name="ce3" office:value-type="string" calcext:value-type="string">
            <text:p>feliperodriguez@unicauca.edu.co</text:p>
          </table:table-cell>
          <table:table-cell table:style-name="ce3" office:value-type="string" calcext:value-type="string">
            <text:p>Marlon Felipe Mamián Rodríguez </text:p>
          </table:table-cell>
          <table:table-cell table:style-name="ce3" office:value-type="string" calcext:value-type="string">
            <text:p>Antes de la modificación de la asignatura de 2021.1</text:p>
          </table:table-cell>
          <table:table-cell table:style-name="ce3" office:value-type="float" office:value="3" calcext:value-type="float">
            <text:p>3</text:p>
          </table:table-cell>
          <table:table-cell table:style-name="ce3" office:value-type="float" office:value="10" calcext:value-type="float">
            <text:p>10</text:p>
          </table:table-cell>
          <table:table-cell table:number-columns-repeated="1018"/>
        </table:table-row>
        <table:table-row table:style-name="ro1" table:visibility="collapse">
          <table:table-cell table:style-name="ce2" office:value-type="date" office:date-value="2022-09-29T11:55:06.43" calcext:value-type="date">
            <text:p>9/29/2022 11:55:06</text:p>
          </table:table-cell>
          <table:table-cell table:style-name="ce3" office:value-type="string" calcext:value-type="string">
            <text:p>cristhian.rendon.co@gmail.com</text:p>
          </table:table-cell>
          <table:table-cell table:style-name="ce3" office:value-type="string" calcext:value-type="string">
            <text:p>Cristhian Rendon</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1018"/>
        </table:table-row>
        <table:table-row table:style-name="ro1" table:visibility="collapse">
          <table:table-cell table:style-name="ce2" office:value-type="date" office:date-value="2022-09-29T12:05:23.935" calcext:value-type="date">
            <text:p>9/29/2022 12:05:24</text:p>
          </table:table-cell>
          <table:table-cell table:style-name="ce3" office:value-type="string" calcext:value-type="string">
            <text:p>carloschapid@unicauca.edu.co</text:p>
          </table:table-cell>
          <table:table-cell table:style-name="ce3" office:value-type="string" calcext:value-type="string">
            <text:p>Carlos Andres Chapid Inga</text:p>
          </table:table-cell>
          <table:table-cell table:style-name="ce3" office:value-type="string" calcext:value-type="string">
            <text:p>Antes de la modificación de la asignatura de 2021.1</text:p>
          </table:table-cell>
          <table:table-cell table:number-columns-repeated="2" table:style-name="ce3" office:value-type="float" office:value="5" calcext:value-type="float">
            <text:p>5</text:p>
          </table:table-cell>
          <table:table-cell table:style-name="ce3" office:value-type="string" calcext:value-type="string">
            <text:p>Pienso que la asignatura quedó mejor estructurada que antes, ya que se acerca más al mundo profesional y acerca al estudiante al mundo real en esa área. Es un buen logro para el programa y una excelente materia para los estudiantes.</text:p>
          </table:table-cell>
          <table:table-cell table:number-columns-repeated="1017"/>
        </table:table-row>
        <table:table-row table:style-name="ro1" table:visibility="collapse">
          <table:table-cell table:style-name="ce2" office:value-type="date" office:date-value="2022-09-29T12:19:05.975" calcext:value-type="date">
            <text:p>9/29/2022 12:19:06</text:p>
          </table:table-cell>
          <table:table-cell table:style-name="ce3" office:value-type="string" calcext:value-type="string">
            <text:p>cestebanmq@gmail.com</text:p>
          </table:table-cell>
          <table:table-cell table:style-name="ce3" office:value-type="string" calcext:value-type="string">
            <text:p>Carlos Esteban Martínez </text:p>
          </table:table-cell>
          <table:table-cell table:style-name="ce3" office:value-type="string" calcext:value-type="string">
            <text:p>Antes de la modificación de la asignatura de 202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Priorizar las arquitecturas en Nube y arquitecturas limpias 🙂</text:p>
          </table:table-cell>
          <table:table-cell table:number-columns-repeated="1017"/>
        </table:table-row>
        <table:table-row table:style-name="ro1" table:visibility="collapse">
          <table:table-cell table:style-name="ce2" office:value-type="date" office:date-value="2022-09-29T12:38:53.067" calcext:value-type="date">
            <text:p>9/29/2022 12:38:53</text:p>
          </table:table-cell>
          <table:table-cell table:style-name="ce3" office:value-type="string" calcext:value-type="string">
            <text:p>Amrios@unicauca.edu.co</text:p>
          </table:table-cell>
          <table:table-cell table:style-name="ce3" office:value-type="string" calcext:value-type="string">
            <text:p>Andres Mauricio Rios Medina </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09-29T13:54:33.133" calcext:value-type="date">
            <text:p>9/29/2022 13:54:33</text:p>
          </table:table-cell>
          <table:table-cell table:style-name="ce3" office:value-type="string" calcext:value-type="string">
            <text:p>juanyip@unicauca.edu.co</text:p>
          </table:table-cell>
          <table:table-cell table:style-name="ce3" office:value-type="string" calcext:value-type="string">
            <text:p>Juan David Yip </text:p>
          </table:table-cell>
          <table:table-cell table:style-name="ce3" office:value-type="string" calcext:value-type="string">
            <text:p>Antes de la modificación de la asignatura de 2021.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1018"/>
        </table:table-row>
        <table:table-row table:style-name="ro1" table:visibility="collapse">
          <table:table-cell table:style-name="ce2" office:value-type="date" office:date-value="2022-09-29T14:14:16.255" calcext:value-type="date">
            <text:p>9/29/2022 14:14:16</text:p>
          </table:table-cell>
          <table:table-cell table:style-name="ce3" office:value-type="string" calcext:value-type="string">
            <text:p>rich4rdruiz@gmail.com</text:p>
          </table:table-cell>
          <table:table-cell table:style-name="ce3" office:value-type="string" calcext:value-type="string">
            <text:p>Richard Ruiz </text:p>
          </table:table-cell>
          <table:table-cell table:style-name="ce3" office:value-type="string" calcext:value-type="string">
            <text:p>Antes de la modificación de la asignatura de 202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string" calcext:value-type="string">
            <text:p>La implementación de solo katas, es insuficiente, es necesario con problemas reales y quizás con escalas mínimas dónde el reto sea de verdad fructífero </text:p>
          </table:table-cell>
          <table:table-cell table:number-columns-repeated="1017"/>
        </table:table-row>
        <table:table-row table:style-name="ro1" table:visibility="collapse">
          <table:table-cell table:style-name="ce2" office:value-type="date" office:date-value="2022-09-29T14:15:13.047" calcext:value-type="date">
            <text:p>9/29/2022 14:15:13</text:p>
          </table:table-cell>
          <table:table-cell table:style-name="ce3" office:value-type="string" calcext:value-type="string">
            <text:p>mariaisabelb@unicauca.edu.co</text:p>
          </table:table-cell>
          <table:table-cell table:style-name="ce3" office:value-type="string" calcext:value-type="string">
            <text:p>Maria Isabel Bastidas Mutiz </text:p>
          </table:table-cell>
          <table:table-cell table:style-name="ce3" office:value-type="string" calcext:value-type="string">
            <text:p>Antes de la modificación de la asignatura de 2021.1</text:p>
          </table:table-cell>
          <table:table-cell table:style-name="ce3" office:value-type="float" office:value="5" calcext:value-type="float">
            <text:p>5</text:p>
          </table:table-cell>
          <table:table-cell table:style-name="ce3" office:value-type="float" office:value="10" calcext:value-type="float">
            <text:p>10</text:p>
          </table:table-cell>
          <table:table-cell table:number-columns-repeated="1018"/>
        </table:table-row>
        <table:table-row table:style-name="ro1" table:visibility="collapse">
          <table:table-cell table:style-name="ce2" office:value-type="date" office:date-value="2022-09-29T14:18:06.081" calcext:value-type="date">
            <text:p>9/29/2022 14:18:06</text:p>
          </table:table-cell>
          <table:table-cell table:style-name="ce3" office:value-type="string" calcext:value-type="string">
            <text:p>jdjason569@gmail.com</text:p>
          </table:table-cell>
          <table:table-cell table:style-name="ce3" office:value-type="string" calcext:value-type="string">
            <text:p>Jeison david sarria jimenez</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1018"/>
        </table:table-row>
        <table:table-row table:style-name="ro1" table:visibility="collapse">
          <table:table-cell table:style-name="ce2" office:value-type="date" office:date-value="2022-09-29T14:21:17.195" calcext:value-type="date">
            <text:p>9/29/2022 14:21:17</text:p>
          </table:table-cell>
          <table:table-cell table:style-name="ce3" office:value-type="string" calcext:value-type="string">
            <text:p>fabianmu-92@hotmail.com</text:p>
          </table:table-cell>
          <table:table-cell table:style-name="ce3" office:value-type="string" calcext:value-type="string">
            <text:p>Fabian Muñoz</text:p>
          </table:table-cell>
          <table:table-cell table:style-name="ce3" office:value-type="string" calcext:value-type="string">
            <text:p>Antes de la modificación de la asignatura de 2021.1</text:p>
          </table:table-cell>
          <table:table-cell table:number-columns-repeated="2" table:style-name="ce3" office:value-type="float" office:value="3" calcext:value-type="float">
            <text:p>3</text:p>
          </table:table-cell>
          <table:table-cell table:number-columns-repeated="1018"/>
        </table:table-row>
        <table:table-row table:style-name="ro1" table:visibility="collapse">
          <table:table-cell table:style-name="ce2" office:value-type="date" office:date-value="2022-09-29T14:54:04.344" calcext:value-type="date">
            <text:p>9/29/2022 14:54:04</text:p>
          </table:table-cell>
          <table:table-cell table:style-name="ce3" office:value-type="string" calcext:value-type="string">
            <text:p>reos156@gmail.com</text:p>
          </table:table-cell>
          <table:table-cell table:style-name="ce3" office:value-type="string" calcext:value-type="string">
            <text:p>OSCAR RENDON</text:p>
          </table:table-cell>
          <table:table-cell table:style-name="ce3" office:value-type="string" calcext:value-type="string">
            <text:p>Antes de la modificación de la asignatura de 2021.1</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1018"/>
        </table:table-row>
        <table:table-row table:style-name="ro1">
          <table:table-cell table:style-name="ce2" office:value-type="date" office:date-value="2022-09-30T00:01:17.077" calcext:value-type="date">
            <text:p>9/30/2022 0:01:17</text:p>
          </table:table-cell>
          <table:table-cell table:style-name="ce3" office:value-type="string" calcext:value-type="string">
            <text:p>jdamupasquel@unicauca.edu.co</text:p>
          </table:table-cell>
          <table:table-cell table:style-name="ce3" office:value-type="string" calcext:value-type="string">
            <text:p>Juan David Muñoz Pasquel</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09-30T18:18:55.347" calcext:value-type="date">
            <text:p>9/30/2022 18:18:55</text:p>
          </table:table-cell>
          <table:table-cell table:style-name="ce3" office:value-type="string" calcext:value-type="string">
            <text:p>spjuan@unicauca.edu.co</text:p>
          </table:table-cell>
          <table:table-cell table:style-name="ce3" office:value-type="string" calcext:value-type="string">
            <text:p>Juan Sebastian Sanchez Pizo</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1018"/>
        </table:table-row>
        <table:table-row table:style-name="ro1" table:visibility="collapse">
          <table:table-cell table:style-name="ce2" office:value-type="date" office:date-value="2022-10-03T12:43:33.853" calcext:value-type="date">
            <text:p>10/3/2022 12:43:34</text:p>
          </table:table-cell>
          <table:table-cell table:style-name="ce3" office:value-type="string" calcext:value-type="string">
            <text:p>jorgeguar@unicauca.edu.co</text:p>
          </table:table-cell>
          <table:table-cell table:style-name="ce3" office:value-type="string" calcext:value-type="string">
            <text:p>Jorge Enrique Bejarano Guar</text:p>
          </table:table-cell>
          <table:table-cell table:style-name="ce3" office:value-type="string" calcext:value-type="string">
            <text:p>Antes de la modificación de la asignatura de 202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string" calcext:value-type="string">
            <text:p>Me parece muy interesante el punto 5 el cual añadieron, así mismo seria bueno tocar temas en el front como micro fronts ends.</text:p>
          </table:table-cell>
          <table:table-cell table:number-columns-repeated="1017"/>
        </table:table-row>
        <table:table-row table:style-name="ro1" table:visibility="collapse">
          <table:table-cell table:style-name="ce2" office:value-type="date" office:date-value="2022-10-04T02:06:22.896" calcext:value-type="date">
            <text:p>10/4/2022 2:06:23</text:p>
          </table:table-cell>
          <table:table-cell table:style-name="ce3" office:value-type="string" calcext:value-type="string">
            <text:p>edgo1688@gmail.com</text:p>
          </table:table-cell>
          <table:table-cell table:style-name="ce3" office:value-type="string" calcext:value-type="string">
            <text:p>Edwin Fermín Gómez Quiñónez </text:p>
          </table:table-cell>
          <table:table-cell table:style-name="ce3" office:value-type="string" calcext:value-type="string">
            <text:p>Antes de la modificación de la asignatura de 2021.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Los felicito por hacer las modificaciones teniendo en cuenta a la industria. Es importante hacerlo constantemente, porque la evolución de la ingeniería es vertiginosa. Sería bueno incluir en los temas de algunas de las asignaturas de Ingeniería de Software, si aún no hacen parte: patrones de diseño de microservicios, kubernetes, cloud computing, DevOps, SRE.</text:p>
          </table:table-cell>
          <table:table-cell table:number-columns-repeated="1017"/>
        </table:table-row>
        <table:table-row table:style-name="ro1" table:visibility="collapse">
          <table:table-cell table:style-name="ce2" office:value-type="date" office:date-value="2022-10-04T03:02:14.215" calcext:value-type="date">
            <text:p>10/4/2022 3:02:14</text:p>
          </table:table-cell>
          <table:table-cell table:style-name="ce3" office:value-type="string" calcext:value-type="string">
            <text:p>jorgetunubala@unicauca.edu.co</text:p>
          </table:table-cell>
          <table:table-cell table:style-name="ce3" office:value-type="string" calcext:value-type="string">
            <text:p>Jorge Alfredo Tunubalá Ramírez</text:p>
          </table:table-cell>
          <table:table-cell table:style-name="ce3" office:value-type="string" calcext:value-type="string">
            <text:p>Antes de la modificación de la asignatura de 2021.1</text:p>
          </table:table-cell>
          <table:table-cell table:number-columns-repeated="2" table:style-name="ce3" office:value-type="float" office:value="4" calcext:value-type="float">
            <text:p>4</text:p>
          </table:table-cell>
          <table:table-cell table:style-name="ce3" office:value-type="string" calcext:value-type="string">
            <text:p>Es genial que desde esta materia se trabaje el tema de microservicios, arquitectura hexagonal y despliegue usando Docker. En mi ámbito laboral se usa mucho lo anteriormente mencionado. <text:s/></text:p>
          </table:table-cell>
          <table:table-cell table:number-columns-repeated="1017"/>
        </table:table-row>
        <table:table-row table:style-name="ro1" table:visibility="collapse">
          <table:table-cell table:style-name="ce2" office:value-type="date" office:date-value="2022-10-04T10:10:00.645" calcext:value-type="date">
            <text:p>10/4/2022 10:10:01</text:p>
          </table:table-cell>
          <table:table-cell table:style-name="ce3" office:value-type="string" calcext:value-type="string">
            <text:p>kevindm@unicauca.edu.co</text:p>
          </table:table-cell>
          <table:table-cell table:style-name="ce3" office:value-type="string" calcext:value-type="string">
            <text:p>Kevin Daryany Morales Cruz </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table-cell table:style-name="ce2" office:value-type="date" office:date-value="2022-10-04T10:25:02.214" calcext:value-type="date">
            <text:p>10/4/2022 10:25:02</text:p>
          </table:table-cell>
          <table:table-cell table:style-name="ce3" office:value-type="string" calcext:value-type="string">
            <text:p>kevithchi@unicauca.edu.co</text:p>
          </table:table-cell>
          <table:table-cell table:style-name="ce3" office:value-type="string" calcext:value-type="string">
            <text:p>KEVITH FELIPE BASTIDAS CHILITO</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style-name="ce3" office:value-type="string" calcext:value-type="string">
            <text:p>Me sirvió mucho los patrones arquitectónicos y de diseño para materias como proyecto 1 y 2 entre otras, también me sirvió lo de docker en una pasantia para el cdu y el uso de la metodologia scrum.</text:p>
          </table:table-cell>
          <table:table-cell table:number-columns-repeated="1017"/>
        </table:table-row>
        <table:table-row table:style-name="ro1" table:visibility="collapse">
          <table:table-cell table:style-name="ce2" office:value-type="date" office:date-value="2022-10-04T10:25:03.117" calcext:value-type="date">
            <text:p>10/4/2022 10:25:03</text:p>
          </table:table-cell>
          <table:table-cell table:style-name="ce3" office:value-type="string" calcext:value-type="string">
            <text:p>nybambague@unicauca.edu.co</text:p>
          </table:table-cell>
          <table:table-cell table:style-name="ce3" office:value-type="string" calcext:value-type="string">
            <text:p>Yohana Bambague Dorado</text:p>
          </table:table-cell>
          <table:table-cell table:style-name="ce3" office:value-type="string" calcext:value-type="string">
            <text:p>Antes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style-name="ce3" office:value-type="string" calcext:value-type="string">
            <text:p>Fue de buena ayuda, en cuanto a los patrones de diseño y sobre las métodologias agiles.</text:p>
            <text:p>De igual manera me sirvió a como enfrentarse en un mundo real en cuanto a la forma de trabajar en equipo y poder desarrollar un proyecto con éxito.</text:p>
          </table:table-cell>
          <table:table-cell table:number-columns-repeated="1017"/>
        </table:table-row>
        <table:table-row table:style-name="ro1" table:visibility="collapse">
          <table:table-cell table:style-name="ce2" office:value-type="date" office:date-value="2022-10-04T10:36:41.005" calcext:value-type="date">
            <text:p>10/4/2022 10:36:41</text:p>
          </table:table-cell>
          <table:table-cell table:style-name="ce3" office:value-type="string" calcext:value-type="string">
            <text:p>jrgalindez@unicauca.edu.co</text:p>
          </table:table-cell>
          <table:table-cell table:style-name="ce3" office:value-type="string" calcext:value-type="string">
            <text:p>JOSE RICARDO GALINDEZ LOPEZ</text:p>
          </table:table-cell>
          <table:table-cell table:style-name="ce3" office:value-type="string" calcext:value-type="string">
            <text:p>A partir de la modificación de la asignatura de 2021.1</text:p>
          </table:table-cell>
          <table:table-cell table:style-name="ce3" office:value-type="float" office:value="3" calcext:value-type="float">
            <text:p>3</text:p>
          </table:table-cell>
          <table:table-cell table:style-name="ce3" office:value-type="string" calcext:value-type="string">
            <text:p>Aun no consigo un primer trabajo</text:p>
          </table:table-cell>
          <table:table-cell table:style-name="ce3" office:value-type="string" calcext:value-type="string">
            <text:p>A mi parecer para este modelo faltó mejor coordinación entre los docentes para dictar la materia, ya que en ciertos puntos no se sentía que los temas se integraran y en ciertos puntos la cantidad de trabajo acumulados en una sola semana (puesto por todos los docentes del area) era ridículo para esta sola materia teniendo en cuenta que se cuentan con otras materias que también requieren tiempo y atención, sin embargo el trabajo relacionado con el proyecto principal me pareció una muy buena experiencia y te obliga realmente a trabajar en equipo.</text:p>
          </table:table-cell>
          <table:table-cell table:number-columns-repeated="1017"/>
        </table:table-row>
        <table:table-row table:style-name="ro1">
          <table:table-cell table:style-name="ce2" office:value-type="date" office:date-value="2022-10-04T10:58:33.174" calcext:value-type="date">
            <text:p>10/4/2022 10:58:33</text:p>
          </table:table-cell>
          <table:table-cell table:style-name="ce3" office:value-type="string" calcext:value-type="string">
            <text:p>jzuleta@unicauca.edu.co</text:p>
          </table:table-cell>
          <table:table-cell table:style-name="ce3" office:value-type="string" calcext:value-type="string">
            <text:p>Juan Sebastián Zuleta Paya </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4T11:17:50.703" calcext:value-type="date">
            <text:p>10/4/2022 11:17:51</text:p>
          </table:table-cell>
          <table:table-cell table:style-name="ce3" office:value-type="string" calcext:value-type="string">
            <text:p>juanmanriv@unicauca.edu.co</text:p>
          </table:table-cell>
          <table:table-cell table:style-name="ce3" office:value-type="string" calcext:value-type="string">
            <text:p>Juan Manuel Rivera Campo </text:p>
          </table:table-cell>
          <table:table-cell table:style-name="ce3" office:value-type="string" calcext:value-type="string">
            <text:p>Antes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style-name="ce3" office:value-type="string" calcext:value-type="string">
            <text:p>El complemento de pequeños trabajos con aplicaciones de patrones de trabajo fue de gran ayuda, ya que el tener varios ejemplos ayuda a abarcar más ideas sobre la solución a distintos problemas de desarrollo del software </text:p>
          </table:table-cell>
          <table:table-cell table:number-columns-repeated="1017"/>
        </table:table-row>
        <table:table-row table:style-name="ro1" table:visibility="collapse">
          <table:table-cell table:style-name="ce2" office:value-type="date" office:date-value="2022-10-04T11:48:19.644" calcext:value-type="date">
            <text:p>10/4/2022 11:48:20</text:p>
          </table:table-cell>
          <table:table-cell table:style-name="ce3" office:value-type="string" calcext:value-type="string">
            <text:p>eacamayo@unicauca.edu.co</text:p>
          </table:table-cell>
          <table:table-cell table:style-name="ce3" office:value-type="string" calcext:value-type="string">
            <text:p>ELIANA ANDREA CAMAYON ANTE</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style-name="ce3" office:value-type="string" calcext:value-type="string">
            <text:p>La intención de los docentes me pareció buena, ya que se notaba el esfuerzo que hicieron para poder dictar un curso más actualizado y acordé a lo que pide la industria actualmente.</text:p>
            <text:p/>
            <text:p>Yo hice parte del primer "experimento" y resultó bien, aunque por momentos nos sentíamos algo cargados, teniendo en cuenta que esta materia se dicto de manera virtual, lo que la puede hacer un poco menos didáctica, pero en conclusión, me gustó el curso y su respectiva modificación.</text:p>
          </table:table-cell>
          <table:table-cell table:number-columns-repeated="1017"/>
        </table:table-row>
        <table:table-row table:style-name="ro1" table:visibility="collapse">
          <table:table-cell table:style-name="ce2" office:value-type="date" office:date-value="2022-10-04T12:05:13.772" calcext:value-type="date">
            <text:p>10/4/2022 12:05:14</text:p>
          </table:table-cell>
          <table:table-cell table:style-name="ce3" office:value-type="string" calcext:value-type="string">
            <text:p>juanbep@unicauca.edu.co</text:p>
          </table:table-cell>
          <table:table-cell table:style-name="ce3" office:value-type="string" calcext:value-type="string">
            <text:p>Juan David Beca Pillimue </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style-name="ce3" office:value-type="string" calcext:value-type="string">
            <text:p>Este nuevo enfoque que le dieron a la asignatura me pareció excelente, desde mi opinión pienso que se debería abordar la arquitectura de software incluso desde software 1, pues desde mi punto de vista es lo que más exige la industria del software en la actualidad y en lo que la mayoría de programadores creo que yo, tenemos falencias, muchas veces cuando programamos nos conformamos con que el software funcione, pero no nos preocupamos por construir un software de calidad, esto no lo ofrece los conocimientos en la arquitectura de software y además es muy seguro que nos abra puertas a excelentes empleos en el mundo de la programación.</text:p>
          </table:table-cell>
          <table:table-cell table:number-columns-repeated="1017"/>
        </table:table-row>
        <table:table-row table:style-name="ro1" table:visibility="collapse">
          <table:table-cell table:style-name="ce2" office:value-type="date" office:date-value="2022-10-04T12:27:03.479" calcext:value-type="date">
            <text:p>10/4/2022 12:27:03</text:p>
          </table:table-cell>
          <table:table-cell table:style-name="ce3" office:value-type="string" calcext:value-type="string">
            <text:p>lmarango@unicauca.edu.co</text:p>
          </table:table-cell>
          <table:table-cell table:style-name="ce3" office:value-type="string" calcext:value-type="string">
            <text:p>Luis Manuel Arango Guauña </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1018"/>
        </table:table-row>
        <table:table-row table:style-name="ro1">
          <table:table-cell table:style-name="ce2" office:value-type="date" office:date-value="2022-10-04T12:37:46.136" calcext:value-type="date">
            <text:p>10/4/2022 12:37:46</text:p>
          </table:table-cell>
          <table:table-cell table:style-name="ce3" office:value-type="string" calcext:value-type="string">
            <text:p>jzuleta@unicauca.edu.co</text:p>
          </table:table-cell>
          <table:table-cell table:style-name="ce3" office:value-type="string" calcext:value-type="string">
            <text:p>Juan Sebastián Zuleta Paya </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4T14:44:00.909" calcext:value-type="date">
            <text:p>10/4/2022 14:44:01</text:p>
          </table:table-cell>
          <table:table-cell table:style-name="ce3" office:value-type="string" calcext:value-type="string">
            <text:p>yaquelineagp@unicauca.edu.co</text:p>
          </table:table-cell>
          <table:table-cell table:style-name="ce3" office:value-type="string" calcext:value-type="string">
            <text:p>Yaquelin Alejandra Gomez Perez</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table-cell table:style-name="ce2" office:value-type="date" office:date-value="2022-10-04T16:31:26.572" calcext:value-type="date">
            <text:p>10/4/2022 16:31:27</text:p>
          </table:table-cell>
          <table:table-cell table:style-name="ce3" office:value-type="string" calcext:value-type="string">
            <text:p>javierda@unicauca.edu.co</text:p>
          </table:table-cell>
          <table:table-cell table:style-name="ce3" office:value-type="string" calcext:value-type="string">
            <text:p>Javier Stiven Duran Alvear </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style-name="ce3" office:value-type="string" calcext:value-type="string">
            <text:p>Me pareció una asignatura bastante importante donde se llevan a cobo desarrollos en diferentes arquitecturas y aplicando diferentes patrones de diseño </text:p>
          </table:table-cell>
          <table:table-cell table:number-columns-repeated="1017"/>
        </table:table-row>
        <table:table-row table:style-name="ro1" table:visibility="collapse">
          <table:table-cell table:style-name="ce2" office:value-type="date" office:date-value="2022-10-04T20:09:01.929" calcext:value-type="date">
            <text:p>10/4/2022 20:09:02</text:p>
          </table:table-cell>
          <table:table-cell table:style-name="ce3" office:value-type="string" calcext:value-type="string">
            <text:p>sergioorteera@unicauca.edu.co</text:p>
          </table:table-cell>
          <table:table-cell table:style-name="ce3" office:value-type="string" calcext:value-type="string">
            <text:p>Sergio Eduardo Erazo Ortega</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5T07:37:13.864" calcext:value-type="date">
            <text:p>10/5/2022 7:37:14</text:p>
          </table:table-cell>
          <table:table-cell table:style-name="ce3" office:value-type="string" calcext:value-type="string">
            <text:p>carlosrendon@unicauca.edu.co</text:p>
          </table:table-cell>
          <table:table-cell table:style-name="ce3" office:value-type="string" calcext:value-type="string">
            <text:p>Carlos Rendon Garcia</text:p>
          </table:table-cell>
          <table:table-cell table:style-name="ce3" office:value-type="string" calcext:value-type="string">
            <text:p>Antes de la modificación de la asignatura de 2021.1</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1018"/>
        </table:table-row>
        <table:table-row table:style-name="ro1" table:visibility="collapse">
          <table:table-cell table:style-name="ce2" office:value-type="date" office:date-value="2022-10-05T08:52:40.799" calcext:value-type="date">
            <text:p>10/5/2022 8:52:41</text:p>
          </table:table-cell>
          <table:table-cell table:style-name="ce3" office:value-type="string" calcext:value-type="string">
            <text:p>whastica@unicauca.edu.co</text:p>
          </table:table-cell>
          <table:table-cell table:style-name="ce3" office:value-type="string" calcext:value-type="string">
            <text:p>Whalen Stiven Caicedo Obando</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table-cell table:style-name="ce2" office:value-type="date" office:date-value="2022-10-05T09:06:24.867" calcext:value-type="date">
            <text:p>10/5/2022 9:06:25</text:p>
          </table:table-cell>
          <table:table-cell table:style-name="ce3" office:value-type="string" calcext:value-type="string">
            <text:p>danavia@unicauca.edu.co</text:p>
          </table:table-cell>
          <table:table-cell table:style-name="ce3" office:value-type="string" calcext:value-type="string">
            <text:p>Daniel Navia</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5T09:10:30.896" calcext:value-type="date">
            <text:p>10/5/2022 9:10:31</text:p>
          </table:table-cell>
          <table:table-cell table:style-name="ce3" office:value-type="string" calcext:value-type="string">
            <text:p>jesusadrada@unicauca.edu.co</text:p>
          </table:table-cell>
          <table:table-cell table:style-name="ce3" office:value-type="string" calcext:value-type="string">
            <text:p>Jesús Edwin Adrada Ruiz</text:p>
          </table:table-cell>
          <table:table-cell table:style-name="ce3" office:value-type="string" calcext:value-type="string">
            <text:p>Antes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5T09:12:21.153" calcext:value-type="date">
            <text:p>10/5/2022 9:12:21</text:p>
          </table:table-cell>
          <table:table-cell table:style-name="ce3" office:value-type="string" calcext:value-type="string">
            <text:p>cperafane@unicauca.edu.co</text:p>
          </table:table-cell>
          <table:table-cell table:style-name="ce3" office:value-type="string" calcext:value-type="string">
            <text:p>Cristian Camilo Perafán Erazo </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5T09:25:14.102" calcext:value-type="date">
            <text:p>10/5/2022 9:25:14</text:p>
          </table:table-cell>
          <table:table-cell table:style-name="ce3" office:value-type="string" calcext:value-type="string">
            <text:p>amrios@unicauca.edu.co</text:p>
          </table:table-cell>
          <table:table-cell table:style-name="ce3" office:value-type="string" calcext:value-type="string">
            <text:p>Andres Mauricio Rios Medina </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5T12:34:08.115" calcext:value-type="date">
            <text:p>10/5/2022 12:34:08</text:p>
          </table:table-cell>
          <table:table-cell table:style-name="ce3" office:value-type="string" calcext:value-type="string">
            <text:p>kfalarcon@unicauca.edu.co</text:p>
          </table:table-cell>
          <table:table-cell table:style-name="ce3" office:value-type="string" calcext:value-type="string">
            <text:p>Kevin Fernando Alarcón Camayo </text:p>
          </table:table-cell>
          <table:table-cell table:style-name="ce3" office:value-type="string" calcext:value-type="string">
            <text:p>Antes de la modificación de la asignatura de 2021.1</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1018"/>
        </table:table-row>
        <table:table-row table:style-name="ro1" table:visibility="collapse">
          <table:table-cell table:style-name="ce2" office:value-type="date" office:date-value="2022-10-05T17:27:37.034" calcext:value-type="date">
            <text:p>10/5/2022 17:27:37</text:p>
          </table:table-cell>
          <table:table-cell table:style-name="ce3" office:value-type="string" calcext:value-type="string">
            <text:p>juanjoser@unicauca.edu.co</text:p>
          </table:table-cell>
          <table:table-cell table:style-name="ce3" office:value-type="string" calcext:value-type="string">
            <text:p>Juan José Rengifo Salazar</text:p>
          </table:table-cell>
          <table:table-cell table:style-name="ce3" office:value-type="string" calcext:value-type="string">
            <text:p>Antes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5T19:00:28.825" calcext:value-type="date">
            <text:p>10/5/2022 19:00:29</text:p>
          </table:table-cell>
          <table:table-cell table:style-name="ce3" office:value-type="string" calcext:value-type="string">
            <text:p>jazapata@unicauca.edu.co</text:p>
          </table:table-cell>
          <table:table-cell table:style-name="ce3" office:value-type="string" calcext:value-type="string">
            <text:p>Jorge Andres Zapata Moncada</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style-name="ce3" office:value-type="string" calcext:value-type="string">
            <text:p>Es necesario actualizar los proyectos de ejemplo porque se nota que son de la década pasada, es la típica aplicación de escritorio hecha con lo básico y pues no genera buen impacto en los estudiantes</text:p>
          </table:table-cell>
          <table:table-cell table:number-columns-repeated="1017"/>
        </table:table-row>
        <table:table-row table:style-name="ro1">
          <table:table-cell table:style-name="ce2" office:value-type="date" office:date-value="2022-10-05T19:06:56.102" calcext:value-type="date">
            <text:p>10/5/2022 19:06:56</text:p>
          </table:table-cell>
          <table:table-cell table:style-name="ce3" office:value-type="string" calcext:value-type="string">
            <text:p>jesruiz@unicauca.edu.co</text:p>
          </table:table-cell>
          <table:table-cell table:style-name="ce3" office:value-type="string" calcext:value-type="string">
            <text:p>Juan Esteban Ruiz Benavides </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1018"/>
        </table:table-row>
        <table:table-row table:style-name="ro1" table:visibility="collapse">
          <table:table-cell table:style-name="ce2" office:value-type="date" office:date-value="2022-10-05T19:15:40.49" calcext:value-type="date">
            <text:p>10/5/2022 19:15:40</text:p>
          </table:table-cell>
          <table:table-cell table:style-name="ce3" office:value-type="string" calcext:value-type="string">
            <text:p>arturitohur@unicauca.edu.co</text:p>
          </table:table-cell>
          <table:table-cell table:style-name="ce3" office:value-type="string" calcext:value-type="string">
            <text:p>Adrián Arturo Hurtado Murillo </text:p>
          </table:table-cell>
          <table:table-cell table:style-name="ce3" office:value-type="string" calcext:value-type="string">
            <text:p>Antes de la modificación de la asignatura de 2021.1</text:p>
          </table:table-cell>
          <table:table-cell table:style-name="ce3" office:value-type="float" office:value="3" calcext:value-type="float">
            <text:p>3</text:p>
          </table:table-cell>
          <table:table-cell table:style-name="ce3" office:value-type="string" calcext:value-type="string">
            <text:p>Aun no consigo un primer trabajo</text:p>
          </table:table-cell>
          <table:table-cell table:style-name="ce3" office:value-type="string" calcext:value-type="string">
            <text:p>La calidad de la educación se vió muy desmejorada por la virtualidad</text:p>
          </table:table-cell>
          <table:table-cell table:number-columns-repeated="1017"/>
        </table:table-row>
        <table:table-row table:style-name="ro1" table:visibility="collapse">
          <table:table-cell table:style-name="ce2" office:value-type="date" office:date-value="2022-10-05T19:19:31.785" calcext:value-type="date">
            <text:p>10/5/2022 19:19:32</text:p>
          </table:table-cell>
          <table:table-cell table:style-name="ce3" office:value-type="string" calcext:value-type="string">
            <text:p>ppena@unicauca.edu.co</text:p>
          </table:table-cell>
          <table:table-cell table:style-name="ce3" office:value-type="string" calcext:value-type="string">
            <text:p>Paula Peña Constain</text:p>
          </table:table-cell>
          <table:table-cell table:style-name="ce3" office:value-type="string" calcext:value-type="string">
            <text:p>Antes de la modificación de la asignatura de 2021.1</text:p>
          </table:table-cell>
          <table:table-cell table:style-name="ce3" office:value-type="float" office:value="2" calcext:value-type="float">
            <text:p>2</text:p>
          </table:table-cell>
          <table:table-cell table:style-name="ce3" office:value-type="string" calcext:value-type="string">
            <text:p>Aun no consigo un primer trabajo</text:p>
          </table:table-cell>
          <table:table-cell table:style-name="ce3" office:value-type="string" calcext:value-type="string">
            <text:p>Fue una asignatura conceptualmente pesada, en algunos puntos no se tenia claro para que o en que casos se utilizarian ciertos patrones/conceptos. Seria bastante util guiar los diferentes patrones con los frameworks que se utilizan en el mercado, no solo la programación nativa. Tambien se podria enseñar bases de las herramientas que se utilizan para desarrollo como docker y mas apoyo con la linea de comandos</text:p>
          </table:table-cell>
          <table:table-cell table:number-columns-repeated="1017"/>
        </table:table-row>
        <table:table-row table:style-name="ro1" table:visibility="collapse">
          <table:table-cell table:style-name="ce2" office:value-type="date" office:date-value="2022-10-05T20:03:29.626" calcext:value-type="date">
            <text:p>10/5/2022 20:03:30</text:p>
          </table:table-cell>
          <table:table-cell table:style-name="ce3" office:value-type="string" calcext:value-type="string">
            <text:p>cnunez@unicauca.edu.co</text:p>
          </table:table-cell>
          <table:table-cell table:style-name="ce3" office:value-type="string" calcext:value-type="string">
            <text:p>Cristian Eduardo Núñez Valencia </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table-cell table:style-name="ce2" office:value-type="date" office:date-value="2022-10-05T20:03:31.361" calcext:value-type="date">
            <text:p>10/5/2022 20:03:31</text:p>
          </table:table-cell>
          <table:table-cell table:style-name="ce3" office:value-type="string" calcext:value-type="string">
            <text:p>bbohorquez@unicauca.edu.co</text:p>
          </table:table-cell>
          <table:table-cell table:style-name="ce3" office:value-type="string" calcext:value-type="string">
            <text:p>Brandon Nicolas Bohorquez Muñoz</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style-name="ce3" office:value-type="string" calcext:value-type="string">
            <text:p>Excelente profesor el ingeniero Julio Ariel hurtado, el curso me otorgó conocimiento detallado y novedoso tanto para mi formación académica como en el mundo laboral. </text:p>
          </table:table-cell>
          <table:table-cell table:number-columns-repeated="1017"/>
        </table:table-row>
        <table:table-row table:style-name="ro1">
          <table:table-cell table:style-name="ce2" office:value-type="date" office:date-value="2022-10-05T20:06:20.449" calcext:value-type="date">
            <text:p>10/5/2022 20:06:20</text:p>
          </table:table-cell>
          <table:table-cell table:style-name="ce3" office:value-type="string" calcext:value-type="string">
            <text:p>wcaicedom@unicauca.edu.co</text:p>
          </table:table-cell>
          <table:table-cell table:style-name="ce3" office:value-type="string" calcext:value-type="string">
            <text:p>William Caicedo Magin </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number-columns-repeated="1018"/>
        </table:table-row>
        <table:table-row table:style-name="ro1">
          <table:table-cell table:style-name="ce2" office:value-type="date" office:date-value="2022-10-05T20:20:58.386" calcext:value-type="date">
            <text:p>10/5/2022 20:20:58</text:p>
          </table:table-cell>
          <table:table-cell table:style-name="ce3" office:value-type="string" calcext:value-type="string">
            <text:p>vldiego@unicauca.edu.co</text:p>
          </table:table-cell>
          <table:table-cell table:style-name="ce3" office:value-type="string" calcext:value-type="string">
            <text:p>Diego Andres Vidal Lopez </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5T20:55:19.222" calcext:value-type="date">
            <text:p>10/5/2022 20:55:19</text:p>
          </table:table-cell>
          <table:table-cell table:style-name="ce3" office:value-type="string" calcext:value-type="string">
            <text:p>jgnarvaez@unicauca.edu.co</text:p>
          </table:table-cell>
          <table:table-cell table:style-name="ce3" office:value-type="string" calcext:value-type="string">
            <text:p>José Gregorio Narváez Alarcón</text:p>
          </table:table-cell>
          <table:table-cell table:style-name="ce3" office:value-type="string" calcext:value-type="string">
            <text:p>A partir de la modificación de la asignatura de 2021.1</text:p>
          </table:table-cell>
          <table:table-cell table:style-name="ce3" office:value-type="float" office:value="3" calcext:value-type="float">
            <text:p>3</text:p>
          </table:table-cell>
          <table:table-cell table:style-name="ce3" office:value-type="string" calcext:value-type="string">
            <text:p>Aun no consigo un primer trabajo</text:p>
          </table:table-cell>
          <table:table-cell table:style-name="ce3" office:value-type="string" calcext:value-type="string">
            <text:p>En cuanto a la teoría la asignatura fue excelente, es decir, todos los conceptos fueron muy claros y acertados, inclusive la manera de enseñar por parte del docente fue muy agradable; pero respecto al Laboratorio no fue lo esperado, pues no se dio un complemento adecuado que ayudara a reforzar la parte teórica.</text:p>
          </table:table-cell>
          <table:table-cell table:number-columns-repeated="1017"/>
        </table:table-row>
        <table:table-row table:style-name="ro1" table:visibility="collapse">
          <table:table-cell table:style-name="ce2" office:value-type="date" office:date-value="2022-10-05T21:32:59.078" calcext:value-type="date">
            <text:p>10/5/2022 21:32:59</text:p>
          </table:table-cell>
          <table:table-cell table:style-name="ce3" office:value-type="string" calcext:value-type="string">
            <text:p>jluligo@unicauca.edu.co</text:p>
          </table:table-cell>
          <table:table-cell table:style-name="ce3" office:value-type="string" calcext:value-type="string">
            <text:p>Jorge Herley Luligo Andrade </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5T21:46:38.754" calcext:value-type="date">
            <text:p>10/5/2022 21:46:39</text:p>
          </table:table-cell>
          <table:table-cell table:style-name="ce3" office:value-type="string" calcext:value-type="string">
            <text:p>angiecgomez@unicauca.edu.co</text:p>
          </table:table-cell>
          <table:table-cell table:style-name="ce3" office:value-type="string" calcext:value-type="string">
            <text:p>Angie Carolina Gómez Acosta</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style-name="ce3" office:value-type="string" calcext:value-type="string">
            <text:p>Considero que el contenido de la asignatura sí se acerca mucho a los diseños de software actuales. Me gustaría haber profundizado más en los principios SOLID, los patrones de arquitectura y diseño más usados actualmente, el despliegue mediante Docker y porqué no algo de AWS. La implementación de algunas tecnologías y herramientas como el control de versiones con Git, el uso de GitHub, el desarrollo del proyecto con la metodología SCRUM, Docker y demás hicieron sentir el curso muy actual.</text:p>
          </table:table-cell>
          <table:table-cell table:number-columns-repeated="1017"/>
        </table:table-row>
        <table:table-row table:style-name="ro1" table:visibility="collapse">
          <table:table-cell table:style-name="ce2" office:value-type="date" office:date-value="2022-10-05T22:00:48.251" calcext:value-type="date">
            <text:p>10/5/2022 22:00:48</text:p>
          </table:table-cell>
          <table:table-cell table:style-name="ce3" office:value-type="string" calcext:value-type="string">
            <text:p>juliansmartinez@unicauca.edu.co</text:p>
          </table:table-cell>
          <table:table-cell table:style-name="ce3" office:value-type="string" calcext:value-type="string">
            <text:p>Julián Santiago Martínez Trullo </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string" calcext:value-type="string">
            <text:p>Indispensable centrar a los estudiantes en contextos de arquitecturas empresariales. Dar una visión general a la computación cloud como un eje fundamental para el crecimiento profesional.</text:p>
          </table:table-cell>
          <table:table-cell table:number-columns-repeated="1017"/>
        </table:table-row>
        <table:table-row table:style-name="ro1">
          <table:table-cell table:style-name="ce2" office:value-type="date" office:date-value="2022-10-06T11:21:36.225" calcext:value-type="date">
            <text:p>10/6/2022 11:21:36</text:p>
          </table:table-cell>
          <table:table-cell table:style-name="ce3" office:value-type="string" calcext:value-type="string">
            <text:p>jusalamanca@unicauca.edu.co</text:p>
          </table:table-cell>
          <table:table-cell table:style-name="ce3" office:value-type="string" calcext:value-type="string">
            <text:p>Juan Daniel Salamanca Dorado </text:p>
          </table:table-cell>
          <table:table-cell table:style-name="ce3" office:value-type="string" calcext:value-type="string">
            <text:p>A partir de la modificación de la asignatura de 2021.1</text:p>
          </table:table-cell>
          <table:table-cell table:style-name="ce3" office:value-type="float" office:value="5" calcext:value-type="float">
            <text:p>5</text:p>
          </table:table-cell>
          <table:table-cell table:style-name="ce3" office:value-type="string" calcext:value-type="string">
            <text:p>Aun no consigo un primer trabajo</text:p>
          </table:table-cell>
          <table:table-cell table:number-columns-repeated="1018"/>
        </table:table-row>
        <table:table-row table:style-name="ro1" table:visibility="collapse">
          <table:table-cell table:style-name="ce2" office:value-type="date" office:date-value="2022-10-07T15:43:21.333" calcext:value-type="date">
            <text:p>10/7/2022 15:43:21</text:p>
          </table:table-cell>
          <table:table-cell table:style-name="ce3" office:value-type="string" calcext:value-type="string">
            <text:p>manlopez@unicauca.edu.co</text:p>
          </table:table-cell>
          <table:table-cell table:style-name="ce3" office:value-type="string" calcext:value-type="string">
            <text:p>Manuel López </text:p>
          </table:table-cell>
          <table:table-cell table:style-name="ce3" office:value-type="string" calcext:value-type="string">
            <text:p>A partir de la modificación de la asignatura de 2021.1</text:p>
          </table:table-cell>
          <table:table-cell table:style-name="ce3" office:value-type="float" office:value="4" calcext:value-type="float">
            <text:p>4</text:p>
          </table:table-cell>
          <table:table-cell table:style-name="ce3" office:value-type="string" calcext:value-type="string">
            <text:p>Aun no consigo un primer trabajo</text:p>
          </table:table-cell>
          <table:table-cell table:number-columns-repeated="1018"/>
        </table:table-row>
        <table:table-row table:style-name="ro2" table:number-rows-repeated="1048512">
          <table:table-cell table:number-columns-repeated="1024"/>
        </table:table-row>
        <table:table-row table:style-name="ro2">
          <table:table-cell table:number-columns-repeated="1024"/>
        </table:table-row>
        <table:named-expressions>
          <table:named-range table:name="_xlnm._FilterDatabase" table:base-cell-address="$'Form Responses 1'.$A$1" table:cell-range-address="$'Form Responses 1'.$A$1:.$G$63"/>
        </table:named-expressions>
      </table:table>
      <table:named-expressions/>
      <table:database-ranges>
        <table:database-range table:name="__Anonymous_Sheet_DB__0" table:target-range-address="'Form Responses 1'.A1:'Form Responses 1'.G63" table:display-filter-buttons="true">
          <table:filter>
            <table:filter-and>
              <table:filter-condition table:field-number="3" table:value="A partir de la modificación de la asignatura de 2021.1" table:operator="="/>
              <table:filter-condition table:field-number="4" table:value="1" table:operator="=">
                <table:filter-set-item table:value="1"/>
                <table:filter-set-item table:value="2"/>
                <table:filter-set-item table:value="5"/>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03" meta:object-count="0"/>
    <meta:generator>LibreOfficeDev/6.0.5.2$Linux_X86_64 LibreOffice_project/</meta:generator>
  </office:meta>
</office:document-meta>
</file>